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-0.826cm" svg:y="-0.272cm" svg:width="13.305cm" svg:height="6.668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12.688cm" svg:y="-0.566cm" svg:width="14.046cm" svg:height="7.306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4" text:anchor-type="paragraph" svg:x="12.831cm" svg:y="7.061cm" svg:width="12.802cm" svg:height="6.854cm" draw:z-index="4"><draw:object xlink:href="./Object 4" xlink:type="simple" xlink:show="embed" xlink:actuate="onLoad"/><draw:image xlink:href="./ObjectReplacements/Object 4" xlink:type="simple" xlink:show="embed" xlink:actuate="onLoad"/></draw:frame><draw:frame text:anchor-type="paragraph" draw:z-index="0" draw:style-name="gr1" draw:text-style-name="P1" svg:width="8.217cm" svg:height="1.045cm" svg:x="9.874cm" svg:y="-1.61cm"><draw:text-box><text:p><text:span text:style-name="T1">Tableau de Bord</text:span></text:p></draw:text-box></draw:frame></text:p>
      <text:p text:style-name="Standard"><draw:frame draw:style-name="fr1" draw:name="Objet3" text:anchor-type="paragraph" svg:x="-2cm" svg:y="0.134cm" svg:width="14.332cm" svg:height="6.832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6" text:anchor-type="paragraph" svg:x="-1.203cm" svg:y="7.551cm" svg:width="15.852cm" svg:height="2.74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1" draw:name="Objet5" text:anchor-type="paragraph" svg:x="14.878cm" svg:y="0.273cm" svg:width="10.633cm" svg:height="3.201cm" draw:z-index="6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8T17:27:46.56</meta:creation-date>
    <dc:date>2015-01-23T10:04:16.92</dc:date>
    <dc:creator>Simon Rispal</dc:creator>
    <meta:editing-duration>PT1H49M27S</meta:editing-duration>
    <meta:editing-cycles>13</meta:editing-cycles>
    <meta:generator>OpenOffice/4.1.0$Win32 OpenOffice.org_project/410m18$Build-9764</meta:generator>
    <meta:document-statistic meta:table-count="0" meta:image-count="0" meta:object-count="6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4cm" svg:height="6.667cm" xlink:href="." xlink:type="simple" chart:class="chart:line" chart:style-name="ch1">
        <chart:title svg:x="3.531cm" svg:y="0.085cm" chart:style-name="ch2">
          <text:p>progression prévue et effective</text:p>
        </chart:title>
        <chart:legend svg:x="1.242cm" svg:y="0.907cm" style:legend-expansion="custom" chartooo:width="4.405cm" chartooo:height="1.946cm" style:legend-expansion-aspect-ratio="2.26361767728674" chart:style-name="ch3"/>
        <chart:plot-area chart:style-name="ch4" chart:data-source-has-labels="both" svg:x="0.514cm" svg:y="0.692cm" svg:width="12.37cm" svg:height="5.699cm">
          <chartooo:coordinate-region svg:x="1.241cm" svg:y="0.905cm" svg:width="11.643cm" svg:height="4.81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</table:table-cell>
              <table:table-cell office:value-type="string">
                <text:p>progression attendue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18">
                <text:p>0.18</text:p>
              </table:table-cell>
              <table:table-cell office:value-type="float" office:value="0.299559471365639">
                <text:p>0.299559471365639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87665198237885">
                <text:p>0.3876651982378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526431718061674">
                <text:p>0.52643171806167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45374449339207">
                <text:p>0.645374449339207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6">
                <text:p>0.6</text:p>
              </table:table-cell>
              <table:table-cell office:value-type="float" office:value="0.757709251101322">
                <text:p>0.75770925110132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81">
                <text:p>0.81</text:p>
              </table:table-cell>
              <table:table-cell office:value-type="float" office:value="0.870044052863436">
                <text:p>0.870044052863436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5cm" svg:height="7.305cm" xlink:href="." xlink:type="simple" chart:class="chart:line" chart:style-name="ch1">
        <chart:title svg:x="-0.42cm" svg:y="0.292cm" chart:style-name="ch2">
          <text:p>nombre d'heure réalisée et nombre d'heures estimée en fonction du temps</text:p>
        </chart:title>
        <chart:legend svg:x="1.467cm" svg:y="1.541cm" style:legend-expansion="custom" chartooo:width="3.639cm" chartooo:height="1.592cm" style:legend-expansion-aspect-ratio="2.2858040201005" chart:style-name="ch3"/>
        <chart:plot-area chart:style-name="ch4" chart:data-source-has-labels="both" svg:x="0.038cm" svg:y="1.102cm" svg:width="12.962cm" svg:height="5.647cm">
          <chartooo:coordinate-region svg:x="0.845cm" svg:y="1.314cm" svg:width="12.155cm" svg:height="4.76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</table:table-cell>
              <table:table-cell office:value-type="string">
                <text:p>nb d'heures estimées 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0.2">
                <text:p>70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182.2">
                <text:p>182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215">
                <text:p>21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31cm" xlink:href="." xlink:type="simple" chart:class="chart:bar" chart:style-name="ch1">
        <chart:title svg:x="3.003cm" svg:y="0.281cm" chart:style-name="ch2">
          <text:p>rendement horaire en fonction du temps </text:p>
        </chart:title>
        <chart:legend svg:x="2.306cm" svg:y="1.552cm" style:legend-expansion="custom" chartooo:width="2.953cm" chartooo:height="1.488cm" style:legend-expansion-aspect-ratio="1.98454301075269" chart:style-name="ch3"/>
        <chart:plot-area chart:style-name="ch4" chart:data-source-has-labels="both" svg:x="0.613cm" svg:y="0.729cm" svg:width="13.52cm" svg:height="6.123cm">
          <chartooo:coordinate-region svg:x="1.525cm" svg:y="0.942cm" svg:width="12.608cm" svg:height="5.23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</table:table-cell>
              <table:table-cell office:value-type="string">
                <text:p>rendement estimé (%/h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329308452250274">
                <text:p>0.329308452250274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376744186046512">
                <text:p>0.376744186046512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40528634361234">
                <text:p>0.440528634361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2cm" svg:height="6.854cm" xlink:href="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7cm" chartooo:height="0.887cm" style:legend-expansion-aspect-ratio="5.3630214205186" chart:style-name="ch3"/>
        <chart:plot-area chart:style-name="ch4" chart:data-source-has-labels="both" svg:x="0.459cm" svg:y="1.471cm" svg:width="11.816cm" svg:height="4.815cm">
          <chartooo:coordinate-region svg:x="1.168cm" svg:y="1.683cm" svg:width="11.107cm" svg:height="3.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number-columns-repeated="16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table:style-name="Default" office:value-type="string">
            <text:p>date de livraison </text:p>
          </table:table-cell>
        </table:table-row>
        <table:table-row table:style-name="ro1">
          <table:table-cell table:number-columns-repeated="16"/>
          <table:table-cell office:value-type="string">
            <text:p>dossier d’initialisation 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4-12-19">
            <text:p>19/12/14</text:p>
          </table:table-cell>
        </table:table-row>
        <table:table-row table:style-name="ro1">
          <table:table-cell table:number-columns-repeated="16"/>
          <table:table-cell office:value-type="string">
            <text:p>PAQ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4-12-12">
            <text:p>12/12/14</text:p>
          </table:table-cell>
        </table:table-row>
        <table:table-row table:style-name="ro1">
          <table:table-cell table:number-columns-repeated="16"/>
          <table:table-cell office:value-type="string">
            <text:p>Dossier d'EB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5-01-13">
            <text:p>13/01/15</text:p>
          </table:table-cell>
        </table:table-row>
        <table:table-row table:style-name="ro1">
          <table:table-cell table:number-columns-repeated="16"/>
          <table:table-cell office:value-type="string">
            <text:p>Dossier de solution 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office:value-type="date" office:date-value="2015-01-23">
            <text:p>23/01/15</text:p>
          </table:table-cell>
        </table:table-row>
        <table:table-row table:style-name="ro1">
          <table:table-cell table:number-columns-repeated="16"/>
          <table:table-cell office:value-type="string">
            <text:p>Dossier de choix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office:value-type="date" office:date-value="2015-01-27">
            <text:p>27/01/15</text:p>
          </table:table-cell>
        </table:table-row>
        <table:table-row table:style-name="ro1">
          <table:table-cell table:number-columns-repeated="16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office:value-type="date" office:date-value="2015-01-27">
            <text:p>27/01/1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09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table:style-name="Default"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number-columns-repeated="10"/>
          <table:table-cell office:value-type="string">
            <text:p>initialisation </text:p>
          </table:table-cell>
          <table:table-cell table:style-name="ce1"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expression des besoins</text:p>
          </table:table-cell>
          <table:table-cell table:style-name="ce1"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escription des solutions</text:p>
          </table:table-cell>
          <table:table-cell office:value-type="string">
            <text:p>en cours </text:p>
          </table:table-cell>
          <table:table-cell office:value-type="percentage" office:value="0.83">
            <text:p>83,00%</text:p>
          </table:table-cell>
          <table:table-cell office:value-type="float" office:value="5">
            <text:p>5</text:p>
          </table:table-cell>
          <table:table-cell office:value-type="string">
            <text:p>reste de l'équipe</text:p>
          </table:table-cell>
        </table:table-row>
        <table:table-row table:style-name="ro1">
          <table:table-cell table:number-columns-repeated="10"/>
          <table:table-cell office:value-type="string">
            <text:p>Évaluation des solutions</text:p>
          </table:table-cell>
          <table:table-cell office:value-type="string">
            <text:p>en cours </text:p>
          </table:table-cell>
          <table:table-cell office:value-type="percentage" office:value="0.13">
            <text:p>13,00%</text:p>
          </table:table-cell>
          <table:table-cell office:value-type="float" office:value="1">
            <text:p>1</text:p>
          </table:table-cell>
          <table:table-cell office:value-type="string">
            <text:p>Romain</text:p>
          </table:table-cell>
        </table:table-row>
        <table:table-row table:style-name="ro1">
          <table:table-cell table:number-columns-repeated="10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09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